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50a" officeooo:paragraph-rsid="0019e3d1"/>
    </style:style>
    <style:style style:name="P2" style:family="paragraph" style:parent-style-name="Text_20_body">
      <style:text-properties officeooo:rsid="0018350a" officeooo:paragraph-rsid="0018350a"/>
    </style:style>
    <style:style style:name="P3" style:family="paragraph" style:parent-style-name="Text_20_body">
      <style:text-properties officeooo:paragraph-rsid="0018350a"/>
    </style:style>
    <style:style style:name="P4" style:family="paragraph" style:parent-style-name="Text_20_body">
      <style:text-properties officeooo:rsid="0019e3d1" officeooo:paragraph-rsid="0019e3d1"/>
    </style:style>
    <style:style style:name="P5" style:family="paragraph" style:parent-style-name="Text_20_body">
      <style:text-properties officeooo:paragraph-rsid="0019e3d1"/>
    </style:style>
    <style:style style:name="P6" style:family="paragraph" style:parent-style-name="Text_20_body">
      <style:text-properties officeooo:paragraph-rsid="001b1c17"/>
    </style:style>
    <style:style style:name="P7" style:family="paragraph" style:parent-style-name="Text_20_body">
      <style:text-properties officeooo:rsid="001b75b4" officeooo:paragraph-rsid="001b75b4"/>
    </style:style>
    <style:style style:name="P8" style:family="paragraph" style:parent-style-name="Text_20_body" style:list-style-name="L1">
      <style:text-properties officeooo:rsid="001b75b4" officeooo:paragraph-rsid="001b75b4"/>
    </style:style>
    <style:style style:name="P9" style:family="paragraph" style:parent-style-name="Text_20_body">
      <style:text-properties officeooo:rsid="001d3b1c" officeooo:paragraph-rsid="001d3b1c"/>
    </style:style>
    <style:style style:name="P10" style:family="paragraph" style:parent-style-name="Text_20_body">
      <style:text-properties officeooo:paragraph-rsid="001d3b1c"/>
    </style:style>
    <style:style style:name="P11" style:family="paragraph" style:parent-style-name="Text_20_body">
      <style:text-properties style:font-name="Liberation Serif1" fo:font-style="normal" officeooo:rsid="001d3b1c" officeooo:paragraph-rsid="001d3b1c" style:font-style-asian="normal" style:font-style-complex="normal"/>
    </style:style>
    <style:style style:name="P12" style:family="paragraph" style:parent-style-name="Heading_20_2">
      <style:text-properties officeooo:rsid="0018350a" officeooo:paragraph-rsid="0018350a"/>
    </style:style>
    <style:style style:name="P13" style:family="paragraph" style:parent-style-name="Heading_20_2">
      <style:text-properties officeooo:rsid="0019e3d1" officeooo:paragraph-rsid="0019e3d1"/>
    </style:style>
    <style:style style:name="P14" style:family="paragraph" style:parent-style-name="Heading_20_1">
      <style:text-properties officeooo:rsid="0018350a" officeooo:paragraph-rsid="0018350a"/>
    </style:style>
    <style:style style:name="P15" style:family="paragraph" style:parent-style-name="Heading_20_1">
      <style:text-properties officeooo:rsid="001b1c17" officeooo:paragraph-rsid="001b1c17"/>
    </style:style>
    <style:style style:name="P16" style:family="paragraph" style:parent-style-name="Heading_20_1">
      <style:text-properties officeooo:rsid="001d3b1c" officeooo:paragraph-rsid="001d3b1c"/>
    </style:style>
    <style:style style:name="T1" style:family="text">
      <style:text-properties officeooo:rsid="0018350a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officeooo:rsid="001a1a12" fo:background-color="#ffffff" loext:char-shading-value="0"/>
    </style:style>
    <style:style style:name="T4" style:family="text">
      <style:text-properties fo:color="#000000" style:font-name="monospace" fo:background-color="#ffffff" loext:char-shading-value="0"/>
    </style:style>
    <style:style style:name="T5" style:family="text">
      <style:text-properties fo:color="#000000" style:font-name="monospace" fo:font-style="normal" fo:background-color="#ffffff" loext:char-shading-value="0" style:font-style-asian="normal" style:font-style-complex="normal"/>
    </style:style>
    <style:style style:name="T6" style:family="text">
      <style:text-properties fo:color="#000000" style:font-name="monospace" fo:font-style="normal" officeooo:rsid="001d3b1c" fo:background-color="#ffffff" loext:char-shading-value="0" style:font-style-asian="normal" style:font-style-complex="normal"/>
    </style:style>
    <style:style style:name="T7" style:family="text">
      <style:text-properties fo:color="#000000" style:font-name="monospace" fo:font-style="italic" fo:background-color="#ffffff" loext:char-shading-value="0" style:font-style-asian="italic" style:font-style-complex="italic"/>
    </style:style>
    <style:style style:name="T8" style:family="text">
      <style:text-properties fo:color="#000000" style:font-name="monospace" fo:font-style="italic" officeooo:rsid="001d3b1c" fo:background-color="#ffffff" loext:char-shading-value="0" style:font-style-asian="italic" style:font-style-complex="italic"/>
    </style:style>
    <style:style style:name="T9" style:family="text">
      <style:text-properties fo:color="#000000" style:font-name="monospace" fo:font-style="italic" officeooo:rsid="001a1a12" fo:background-color="#ffffff" loext:char-shading-value="0" style:font-style-asian="italic" style:font-style-complex="italic"/>
    </style:style>
    <style:style style:name="T10" style:family="text">
      <style:text-properties fo:color="#000000" fo:font-style="italic" fo:background-color="#ffffff" loext:char-shading-value="0" style:font-style-asian="italic" style:font-style-complex="italic"/>
    </style:style>
    <style:style style:name="T11" style:family="text">
      <style:text-properties fo:color="#000000" fo:font-style="italic" officeooo:rsid="001a1a12" fo:background-color="#ffffff" loext:char-shading-value="0" style:font-style-asian="italic" style:font-style-complex="italic"/>
    </style:style>
    <style:style style:name="T12" style:family="text">
      <style:text-properties style:font-name="monospace" fo:font-style="normal" officeooo:rsid="001d3b1c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8350a" style:font-weight-asian="bold" style:font-weight-complex="bold"/>
    </style:style>
    <style:style style:name="T15" style:family="text">
      <style:text-properties fo:font-weight="normal" officeooo:rsid="0018350a" style:font-weight-asian="normal" style:font-weight-complex="normal"/>
    </style:style>
    <style:style style:name="T16" style:family="text">
      <style:text-properties fo:font-weight="normal" officeooo:rsid="0019e3d1" style:font-weight-asian="normal" style:font-weight-complex="normal"/>
    </style:style>
    <style:style style:name="T17" style:family="text">
      <style:text-properties officeooo:rsid="0019e3d1"/>
    </style:style>
    <style:style style:name="T18" style:family="text">
      <style:text-properties officeooo:rsid="001a1a12"/>
    </style:style>
    <style:style style:name="T19" style:family="text">
      <style:text-properties officeooo:rsid="001b1c17"/>
    </style:style>
    <style:style style:name="T20" style:family="text">
      <style:text-properties fo:font-style="italic" officeooo:rsid="001b1c17" style:font-style-asian="italic" style:font-style-complex="italic"/>
    </style:style>
    <style:style style:name="T21" style:family="text">
      <style:text-properties fo:font-style="italic" officeooo:rsid="001d3b1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b1c17" style:font-style-asian="normal" style:font-style-complex="normal"/>
    </style:style>
    <style:style style:name="T24" style:family="text">
      <style:text-properties fo:font-style="normal" officeooo:rsid="001b75b4" style:font-style-asian="normal" style:font-style-complex="normal"/>
    </style:style>
    <style:style style:name="T25" style:family="text">
      <style:text-properties fo:font-style="normal" officeooo:rsid="001d3b1c" style:font-style-asian="normal" style:font-style-complex="normal"/>
    </style:style>
    <style:style style:name="T26" style:family="text">
      <style:text-properties officeooo:rsid="001d3b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Dependências</text:h>
      <text:p text:style-name="P3"/>
      <text:h text:style-name="P12" text:outline-level="2">MongoDB 3.6</text:h>
      <text:p text:style-name="P2"><text:a xlink:type="simple" xlink:href="https://www.mongodb.com/download-center/community" text:style-name="Internet_20_link" text:visited-style-name="Visited_20_Internet_20_Link">https://www.mongodb.com/download-center/community</text:a></text:p>
      <text:p text:style-name="P2"/>
      <text:h text:style-name="P12" text:outline-level="2">Python 3.x</text:h>
      <text:p text:style-name="P2"><text:a xlink:type="simple" xlink:href="https://www.python.org/downloads/" text:style-name="Internet_20_link" text:visited-style-name="Visited_20_Internet_20_Link">https://www.python.org/downloads/</text:a></text:p>
      <text:p text:style-name="P2"/>
      <text:h text:style-name="P12" text:outline-level="2">blast-dbf</text:h>
      <text:p text:style-name="P2"><text:a xlink:type="simple" xlink:href="https://github.com/eaglebh/blast-dbf" text:style-name="Internet_20_link" text:visited-style-name="Visited_20_Internet_20_Link">https://github.com/eaglebh/blast-dbf</text:a></text:p>
      <text:p text:style-name="P2"><text:tab/>Script de conversão de DBC para DBF. Para instalá-lo é necessário fazer o download e descomprimir o arquivo em um diretório, em seguida o comando deve ser executado:</text:p>
      <text:p text:style-name="P3"><text:span text:style-name="T1">$</text:span><text:span text:style-name="T4">make blast-dbf</text:span></text:p>
      <text:p text:style-name="P3"><text:span text:style-name="T1"><text:s/>Um executável com o nome </text:span><text:span text:style-name="T14">blast-dbf </text:span><text:span text:style-name="T15">será criado, em seguida é necessário movê-lo para o PATH do sistema. É necessário que o comando esteja disponível ao se digitar blast-dbf no terminal.</text:span></text:p>
      <text:p text:style-name="P3"><text:span text:style-name="T15"><text:tab/>Uma versão obtida em 15/07/19 está disponível no arquivo </text:span><text:span text:style-name="T14">blast-dbf-master.zip.</text:span></text:p>
      <text:p text:style-name="P3"><text:span text:style-name="T14"/></text:p>
      <text:h text:style-name="P13" text:outline-level="2">Dbf2csv</text:h>
      <text:p text:style-name="P4"><text:a xlink:type="simple" xlink:href="https://github.com/akadan47/dbf2csv" text:style-name="Internet_20_link" text:visited-style-name="Visited_20_Internet_20_Link">https://github.com/akadan47/dbf2csv</text:a></text:p>
      <text:p text:style-name="P1">Script de conversão de DB<text:span text:style-name="T17">F</text:span> para <text:span text:style-name="T17">CSV</text:span>. Para instalá-lo é necessário fazer o download e descomprimir o arquivo em um diretório, em seguida o comando deve ser executado <text:span text:style-name="T18">com o python 3 (em alguns sistema esse deve ser invocado com o comando python3 ao invés de simplesmente python)</text:span>:</text:p>
      <text:p text:style-name="P1"/>
      <text:p text:style-name="P5"><text:span text:style-name="T1">$</text:span><text:span text:style-name="T4">sudo python setup.py install</text:span></text:p>
      <text:p text:style-name="P5"><text:span text:style-name="T1"><text:s/></text:span><text:span text:style-name="T15">É necessário que o comando esteja disponível ao se digitar </text:span><text:span text:style-name="T16">dbf2csv</text:span><text:span text:style-name="T15"> no terminal.</text:span></text:p>
      <text:p text:style-name="P4"><text:span text:style-name="T15"><text:tab/>Uma versão obtida em 15/07/19 está disponível no arquivo </text:span><text:span text:style-name="T13">dbf2csv-master.zip</text:span><text:span text:style-name="T14">.</text:span></text:p>
      <text:p text:style-name="P4"><text:span text:style-name="T14"/></text:p>
      <text:p text:style-name="P4"><text:span text:style-name="T14"/></text:p>
      <text:h text:style-name="P15" text:outline-level="1"><text:soft-page-break/>Arquivo de Entrada</text:h>
      <text:p text:style-name="P6"><text:tab/><text:span text:style-name="T19">Um arquivo de entrada é um arquivo no formato JSON que possui todas as especificações sobre o ETL a ser feito. Na pasta do projeto o arquivo </text:span><text:span text:style-name="T20">input.json </text:span><text:span text:style-name="T23">possui um exemplo de arquivo de entrada, já os arquivos sih.json e sinasc.json possuem o modelo das especificações para o ETL de SIH e SINASC.</text:span></text:p>
      <text:p text:style-name="P6"><text:span text:style-name="T23"><text:tab/></text:span><text:span text:style-name="T24">Um arquivo de entrada pode conter os seguintes campo:</text:span></text:p>
      <text:list xml:id="list3044894591358800483" text:style-name="L1">
        <text:list-item>
          <text:p text:style-name="P8"><text:span text:style-name="T22">base – Pode assumir SIM, SINASC ou SIH e especifica a base.</text:span></text:p>
        </text:list-item>
        <text:list-item>
          <text:p text:style-name="P8"><text:span text:style-name="T22">Ano – Especifica o ano do qual a base deve ser obtida.</text:span></text:p>
        </text:list-item>
        <text:list-item>
          <text:p text:style-name="P8"><text:span text:style-name="T22">Database – Nme da database no MongoDB em que a collection final do ETL será colocada.</text:span></text:p>
        </text:list-item>
        <text:list-item>
          <text:p text:style-name="P8"><text:span text:style-name="T22">Collection – Nome da collection final do Etl no MongoDB.</text:span></text:p>
        </text:list-item>
        <text:list-item>
          <text:p text:style-name="P8"><text:span text:style-name="T22">Campos – Especifica cada campo inserido na collection final, é um array onde cada campo contém o nome do campo e pode conter tabelas_auxiliares e campo_auxiliar_juncao caso o campo seja de junção.</text:span></text:p>
        </text:list-item>
        <text:list-item>
          <text:p text:style-name="P8"><text:span text:style-name="T22">Campo – Nome do campo da base a ser inserida no MongoDB</text:span></text:p>
        </text:list-item>
        <text:list-item>
          <text:p text:style-name="P8"><text:span text:style-name="T22">tabelas_auxiliares – Array com uma ou mais tabelas auxiliares para a execução da junção no ETL.</text:span></text:p>
        </text:list-item>
        <text:list-item>
          <text:p text:style-name="P8"><text:span text:style-name="T22">campo_auxiliar_juncao – Campo da tabela auxiliar usado na junção.</text:span></text:p>
        </text:list-item>
      </text:list>
      <text:p text:style-name="P7"><text:span text:style-name="T22"/></text:p>
      <text:h text:style-name="P16" text:outline-level="1">Execução do ETL</text:h>
      <text:p text:style-name="P10"/>
      <text:p text:style-name="P10"><text:tab/><text:span text:style-name="T26">Dado um arquivo de entrada </text:span><text:span text:style-name="T21">arquivo.json </text:span><text:span text:style-name="T25">com todas as especificações do ETL, a execução é invocada com o comando:</text:span></text:p>
      <text:p text:style-name="P10"><text:span text:style-name="T25">$</text:span><text:span text:style-name="T6">./etl </text:span><text:span text:style-name="T8">arquivo.json</text:span></text:p>
      <text:p text:style-name="P11"><text:span text:style-name="T2">O ETL também pode ser invocado explicitando o uso do python </text:span><text:span text:style-name="T3">3(em alguns sistema esse deve ser invocado com o comando python3 ao invés de simplesmente python):</text:span></text:p>
      <text:p text:style-name="P9"><text:span text:style-name="T5">$python etl </text:span><text:span text:style-name="T7">arquivo.js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02:21:10.538319821</meta:creation-date>
    <meta:generator>LibreOffice/5.2.7.2$Linux_X86_64 LibreOffice_project/20m0$Build-2</meta:generator>
    <dc:date>2019-07-15T02:46:56.139818352</dc:date>
    <meta:editing-duration>PT25M50S</meta:editing-duration>
    <meta:editing-cycles>9</meta:editing-cycles>
    <meta:document-statistic meta:table-count="0" meta:image-count="0" meta:object-count="0" meta:page-count="2" meta:paragraph-count="33" meta:word-count="395" meta:character-count="2480" meta:non-whitespace-character-count="2110"/>
  </office:meta>
</office:document-meta>
</file>